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<text:a xlink:href="relatorio://for%20each=%22invoice%20in%20records%22" xlink:type="simple">for each="invoice in records"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relatorio://for%20each=%22line%20in%20invoice.lines%22" xlink:type="simple">for each="line in invoice.lines"</text:a>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<text:a xlink:href="relatorio://invoice.number" xlink:type="simple">invoice.number</text:a></text:p>
          </table:table-cell>
          <table:table-cell table:style-name="ce1" office:value-type="string" calcext:value-type="string">
            <text:p><text:a xlink:href="relatorio://invoice.invoice_date" xlink:type="simple">invoice.invoice_date</text:a></text:p>
          </table:table-cell>
          <table:table-cell table:style-name="ce1" office:value-type="string" calcext:value-type="string">
            <text:p><text:a xlink:href="relatorio://invoice.party.name" xlink:type="simple">invoice.party.name</text:a></text:p>
          </table:table-cell>
          <table:table-cell table:style-name="ce1" office:value-type="string" calcext:value-type="string">
            <text:p><text:a xlink:href="relatorio://invoice.untaxed_amount" xlink:type="simple">invoice.untaxed_amount</text:a></text:p>
          </table:table-cell>
          <table:table-cell table:style-name="ce1" office:value-type="string" calcext:value-type="string">
            <text:p><text:a xlink:href="relatorio://invoice.tax_amount" xlink:type="simple">invoice.tax_amount</text:a></text:p>
          </table:table-cell>
          <table:table-cell table:style-name="ce1" office:value-type="string" calcext:value-type="string">
            <text:p><text:a xlink:href="relatorio://invoice.total_amount" xlink:type="simple">invoice.total_amount</text:a></text:p>
          </table:table-cell>
          <table:table-cell table:style-name="ce1"/>
        </table:table-row>
        <table:table-row table:style-name="ro1">
          <table:table-cell office:value-type="string" calcext:value-type="string">
            <text:p><text:a xlink:href="relatorio:///for" xlink:type="simple">/for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relatorio:///for" xlink:type="simple">/for</text:a>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 style:data-style-name="N2" text:time-value="17:05:28.4874994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6:28:03.218650173</meta:creation-date>
    <meta:generator>LibreOffice/6.1.5.2$Linux_X86_64 LibreOffice_project/10$Build-2</meta:generator>
    <dc:date>2019-03-29T17:06:46.253056586</dc:date>
    <meta:editing-duration>PT15M43S</meta:editing-duration>
    <meta:editing-cycles>5</meta:editing-cycles>
    <meta:document-statistic meta:table-count="1" meta:cell-count="10" meta:object-count="0"/>
  </office:meta>
</office:document-meta>
</file>